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cfa86" officeooo:paragraph-rsid="001215db"/>
    </style:style>
    <style:style style:name="P2" style:family="paragraph" style:parent-style-name="Standard">
      <style:paragraph-properties fo:text-align="justify" style:justify-single-word="false"/>
      <style:text-properties officeooo:rsid="001215db" officeooo:paragraph-rsid="001215db"/>
    </style:style>
    <style:style style:name="P3" style:family="paragraph" style:parent-style-name="Standard">
      <style:paragraph-properties fo:text-align="justify" style:justify-single-word="false"/>
      <style:text-properties officeooo:rsid="0013d7b7" officeooo:paragraph-rsid="0013d7b7"/>
    </style:style>
    <style:style style:name="P4" style:family="paragraph" style:parent-style-name="Standard">
      <style:paragraph-properties fo:text-align="justify" style:justify-single-word="false"/>
      <style:text-properties officeooo:rsid="00150070" officeooo:paragraph-rsid="00150070"/>
    </style:style>
    <style:style style:name="T1" style:family="text">
      <style:text-properties officeooo:rsid="000dcf6f"/>
    </style:style>
    <style:style style:name="T2" style:family="text">
      <style:text-properties officeooo:rsid="0013d7b7"/>
    </style:style>
    <style:style style:name="T3" style:family="text">
      <style:text-properties officeooo:rsid="00150070"/>
    </style:style>
    <style:style style:name="T4" style:family="text">
      <style:text-properties officeooo:rsid="0016ca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aper <text:span text:style-name="T1">aimed to determine the optimum genotyping strategy in</text:span> different <text:span text:style-name="T1">selection scenarios in livestock breeding. The authors considered different phenotyping strategies – collection before selecting animals for genotyping or after - as well as different reproductive technologies – MOET and JIVET. The selection was based on index including hard to measure trait - measured later in life - and easy to measure traits. The results show that in all scenarios genetic gain increases with an increasing proportion of genotyped animals. In general more genetic gain can be achieved by applying female reproductive technologies, MOET and JIVET, but increasing the proportion of genotyped animals has more relative gain when genotyping male candidates. There was a larger increase for the hard to measure trait when animals were genotyped. Regarding economic analysis, the paper shows the genotyping males is a more cost effective method of achieving genetic gain. The results of the study agree with the results of the previous studies stating that genotyping male selection candidates and using female reproductive technologies can increase genetic gain and that the latter increase genetic gain to a higher degree (Pryce et al., 2010). </text:span></text:p>
      <text:p text:style-name="P1"/>
      <text:p text:style-name="P1"><text:span text:style-name="T1">The result complement well the existing knowledge regarding using genomic selection and female reproductive technologies. This paper upgrades existing knowledge with findings regarding the proportion of animals required to reach <text:s/>the optimum between gain and costs and with addition of differentially expressed (and negatively correlated) traits in the selection index. This is of practical values for breeders and breeding organisation dealing with limiting resources and trying to get the best value for the money invested. </text:span></text:p>
      <text:p text:style-name="P1"/>
      <text:p text:style-name="P2">The tested selection scenarios are well though out and mirror the state in the realistic breeding programs. Moreover, varying proportion of animals genotyped <text:span text:style-name="T2">as well as using / not using female reproductive technologies covers a wide variety of breeding schemes and is therefore widely applicable. The paper also provides the economic costs – benefit analysis which is of highest interest for the people making decisions in breeding organisations.</text:span></text:p>
      <text:p text:style-name="P2"/>
      <text:p text:style-name="P3">However, the paper does contain many flaws. Firstly, the language of the writing is unclear, <text:span text:style-name="T3">many sentences do not make any sense</text:span>. The first issue of poor writing is in the methods and the description of testing scenarios - the reader has to read through multiple captions to capture the point of the created scenarios. Secondly, the same pattern is observed in the discussion – the results do not follow a logical order and some information that are crucial for understanding the big picture are given last. So the reader has to go back and re-read a portion of discussion. Additionally, the main point of the paper is not obvious due to major point<text:span text:style-name="T3">s</text:span> not being connected in one big picture. <text:span text:style-name="T3">Moreover, there are inconsistencies in using technical terms and names of the scenarios. </text:span>This <text:span text:style-name="T3">altogether </text:span>confuses the reader.</text:p>
      <text:p text:style-name="P3"/>
      <text:p text:style-name="P3">Next, major parts of analysis, i.e. results for inbreeding and economic analysis, are only given in the discussion and not in the results. The results for this analysis should be presented in the results and later discussed with other point in the discussion. This adds to confusion since the reader enters discussion lacking major part of the information. Also, since the paper describes the “optimum strategy”, more emphasis should be on the economic analysis, which is the added value of the paper. The fact that genomic selection and female reproductive technologies increase genetic gain had already been shown. The paper should expose and discuss on their added information more. </text:p>
      <text:p text:style-name="P3"/>
      <text:p text:style-name="P4">Moreover, there is no repetition of the simulated scenarios – or at least the authors did not state the number. Whichever one being true, the paper lacks statistical measures for variability and statistical significance of the differences between the scenarios. </text:p>
      <text:p text:style-name="P4"/>
      <text:p text:style-name="P4">I think that the paper has a good potential since it provides economic analysis and information about the optimum proportion of genotyped animals – which are becoming major concerns, especially in small populations. However, language should be improved to produce clear and meaningful <text:soft-page-break/>sentences. Further more, main conclusions should be stated in a more comprehensive way. Therefore, I do recommend the paper for submission, but it <text:span text:style-name="T4">requires a revis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2:06:15.363280458</meta:creation-date>
    <dc:date>2018-09-18T14:12:03.878871833</dc:date>
    <meta:editing-duration>PT56S</meta:editing-duration>
    <meta:editing-cycles>1</meta:editing-cycles>
    <meta:document-statistic meta:table-count="0" meta:image-count="0" meta:object-count="0" meta:page-count="2" meta:paragraph-count="7" meta:word-count="683" meta:character-count="4426" meta:non-whitespace-character-count="3739"/>
    <meta:generator>LibreOffice/5.1.6.2$Linux_X86_64 LibreOffice_project/10m0$Build-2</meta:generator>
  </office:meta>
</office:document-meta>
</file>